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43" office:value-type="string" calcext:value-type="string">
            <text:p>DATA</text:p>
          </table:table-cell>
          <table:table-cell table:style-name="ce48" office:value-type="string" calcext:value-type="string">
            <text:p>NF - SERV. PROD. </text:p>
          </table:table-cell>
          <table:table-cell table:style-name="ce51" office:value-type="string" calcext:value-type="string">
            <text:p>R$</text:p>
          </table:table-cell>
          <table:table-cell table:style-name="ce54"/>
          <table:table-cell table:style-name="ce56" office:value-type="string" calcext:value-type="string">
            <text:p>PAGO</text:p>
          </table:table-cell>
          <table:table-cell table:style-name="ce51" office:value-type="string" calcext:value-type="string">
            <text:p>VALOR</text:p>
          </table:table-cell>
          <table:table-cell table:style-name="ce43" office:value-type="string" calcext:value-type="string">
            <text:p>DATA</text:p>
          </table:table-cell>
          <table:table-cell table:style-name="ce60" office:value-type="string" calcext:value-type="string">
            <text:p>SALDO DEVEDOR</text:p>
          </table:table-cell>
          <table:table-cell table:style-name="ce56" office:value-type="string" calcext:value-type="string">
            <text:p>OBS.: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4-08-31" calcext:value-type="date">
            <text:p>31/08/2024</text:p>
          </table:table-cell>
          <table:table-cell table:style-name="ce49" office:value-type="string" calcext:value-type="string">
            <text:p>Mens. 08/2024 (A.C.)</text:p>
          </table:table-cell>
          <table:table-cell table:style-name="ce52" office:value-type="float" office:value="250" calcext:value-type="float">
            <text:p>2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50" calcext:value-type="float">
            <text:p>250,00</text:p>
          </table:table-cell>
          <table:table-cell table:style-name="ce44" office:value-type="date" office:date-value="2024-08-19" calcext:value-type="date">
            <text:p>19/08/2024</text:p>
          </table:table-cell>
          <table:table-cell table:style-name="ce61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9" office:value-type="string" calcext:value-type="string">
            <text:p>Mens. 09/2024 (A.C.)</text:p>
          </table:table-cell>
          <table:table-cell table:style-name="ce52" office:value-type="float" office:value="250" calcext:value-type="float">
            <text:p>2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50" calcext:value-type="float">
            <text:p>250,00</text:p>
          </table:table-cell>
          <table:table-cell table:style-name="ce44" office:value-type="date" office:date-value="2025-02-19" calcext:value-type="date">
            <text:p>19/02/2025</text:p>
          </table:table-cell>
          <table:table-cell table:style-name="ce61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250" calcext:value-type="float">
            <text:p>2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50" calcext:value-type="float">
            <text:p>250,00</text:p>
          </table:table-cell>
          <table:table-cell table:style-name="ce44" office:value-type="date" office:date-value="2025-02-19" calcext:value-type="date">
            <text:p>19/02/2025</text:p>
          </table:table-cell>
          <table:table-cell table:style-name="ce61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250" calcext:value-type="float">
            <text:p>2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50" calcext:value-type="float">
            <text:p>250,00</text:p>
          </table:table-cell>
          <table:table-cell table:style-name="ce44" office:value-type="date" office:date-value="2025-02-19" calcext:value-type="date">
            <text:p>19/02/2025</text:p>
          </table:table-cell>
          <table:table-cell table:style-name="ce61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250" calcext:value-type="float">
            <text:p>2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50" calcext:value-type="float">
            <text:p>250,00</text:p>
          </table:table-cell>
          <table:table-cell table:style-name="ce44" office:value-type="date" office:date-value="2025-02-19" calcext:value-type="date">
            <text:p>19/02/2025</text:p>
          </table:table-cell>
          <table:table-cell table:style-name="ce61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260" calcext:value-type="float">
            <text:p>26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60" calcext:value-type="float">
            <text:p>260,00</text:p>
          </table:table-cell>
          <table:table-cell table:style-name="ce44" office:value-type="date" office:date-value="2025-02-19" calcext:value-type="date">
            <text:p>19/02/2025</text:p>
          </table:table-cell>
          <table:table-cell table:style-name="ce61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260" calcext:value-type="float">
            <text:p>26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60" calcext:value-type="float">
            <text:p>260,00</text:p>
          </table:table-cell>
          <table:table-cell table:style-name="ce44" office:value-type="date" office:date-value="2025-02-19" calcext:value-type="date">
            <text:p>19/02/2025</text:p>
          </table:table-cell>
          <table:table-cell table:style-name="ce61" table:formula="of:=[.C8]-[.F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260" calcext:value-type="float">
            <text:p>26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60" calcext:value-type="float">
            <text:p>260,00</text:p>
          </table:table-cell>
          <table:table-cell table:style-name="ce44" office:value-type="date" office:date-value="2025-03-19" calcext:value-type="date">
            <text:p>19/03/2025</text:p>
          </table:table-cell>
          <table:table-cell table:style-name="ce61" table:formula="of:=[.C9]-[.F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260" calcext:value-type="float">
            <text:p>26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60" calcext:value-type="float">
            <text:p>260,00</text:p>
          </table:table-cell>
          <table:table-cell table:style-name="ce44" office:value-type="date" office:date-value="2025-04-22" calcext:value-type="date">
            <text:p>22/04/2025</text:p>
          </table:table-cell>
          <table:table-cell table:style-name="ce61" table:formula="of:=[.C10]-[.F1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260" calcext:value-type="float">
            <text:p>26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60" calcext:value-type="float">
            <text:p>260,00</text:p>
          </table:table-cell>
          <table:table-cell table:style-name="ce44" office:value-type="date" office:date-value="2025-05-20" calcext:value-type="date">
            <text:p>20/05/2025</text:p>
          </table:table-cell>
          <table:table-cell table:style-name="ce61" table:formula="of:=[.C11]-[.F1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260" calcext:value-type="float">
            <text:p>26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60" calcext:value-type="float">
            <text:p>260,00</text:p>
          </table:table-cell>
          <table:table-cell table:style-name="ce44" office:value-type="date" office:date-value="2025-06-16" calcext:value-type="date">
            <text:p>16/06/2025</text:p>
          </table:table-cell>
          <table:table-cell table:style-name="ce61" table:formula="of:=[.C12]-[.F1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9" office:value-type="string" calcext:value-type="string">
            <text:p>Mens. 07/2025 (A.C.)</text:p>
          </table:table-cell>
          <table:table-cell table:style-name="ce52" office:value-type="float" office:value="260" calcext:value-type="float">
            <text:p>26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60" calcext:value-type="float">
            <text:p>260,00</text:p>
          </table:table-cell>
          <table:table-cell table:style-name="ce44" office:value-type="date" office:date-value="2025-07-21" calcext:value-type="date">
            <text:p>21/07/2025</text:p>
          </table:table-cell>
          <table:table-cell table:style-name="ce61" table:formula="of:=[.C13]-[.F1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5"/>
          <table:table-cell/>
          <table:table-cell table:style-name="ce45" table:number-columns-repeated="4"/>
          <table:table-cell table:style-name="ce59" office:value-type="string" calcext:value-type="string">
            <text:p>TOTAL</text:p>
          </table:table-cell>
          <table:table-cell table:style-name="ce51" table:formula="of:=SUM([.H2:.H13])" office:value-type="float" office:value="0" calcext:value-type="float">
            <text:p>-</text:p>
          </table:table-cell>
          <table:table-cell table:style-name="ce56"/>
          <table:table-cell table:style-name="ce63" table:number-columns-repeated="55"/>
        </table:table-row>
        <table:table-row table:style-name="ro2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">
          <table:table-cell table:style-name="ce47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1985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7:03:53.744022218">00:00:00</text:time></text:span><text:span text:style-name="MT2"><text:s/></text:span></text:p>
        </style:region-center>
        <style:region-right>
          <text:p><text:span text:style-name="MT4">Clínica Odont. Dr. Hissao Takahashi SS</text:span></text:p>
          <text:p><text:span text:style-name="MT2">Dr. Hissao - Tel.: 3241-2049 / 3248-387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línica Odontológica Dr. Hissao Takahashi S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7:03:53.74607854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08-01T17:08:46.228223909</dc:date>
    <meta:print-date>2019-10-31T18:04:07.913029257</meta:print-date>
    <dc:language>pt-PT</dc:language>
    <meta:editing-cycles>553</meta:editing-cycles>
    <meta:editing-duration>P1DT8H46M25S</meta:editing-duration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